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0DCE4C1349C8D562B8F.png" manifest:media-type="image/png"/>
  <manifest:file-entry manifest:full-path="Pictures/1000000100000235000000D3C9BA119D165C77BE.png" manifest:media-type="image/png"/>
  <manifest:file-entry manifest:full-path="Pictures/10000001000001A50000010D784AA75625662419.png" manifest:media-type="image/png"/>
  <manifest:file-entry manifest:full-path="Pictures/10000001000001B0000000D67FC397AC37146DE5.png" manifest:media-type="image/png"/>
  <manifest:file-entry manifest:full-path="Pictures/10000001000002F000000330405B605971CB64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d43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in" svg:y="0.0362in" svg:width="6.9252in" svg:height="7.5138in" draw:z-index="0"><draw:image xlink:href="Pictures/10000001000002F000000330405B605971CB6422.png" xlink:type="simple" xlink:show="embed" xlink:actuate="onLoad" draw:mime-type="image/png"/></draw:frame></text:p>
      <text:p text:style-name="Standard"><draw:frame draw:style-name="fr3" draw:name="Image2" text:anchor-type="char" svg:width="3.4437in" svg:height="1.7063in" draw:z-index="1"><draw:image xlink:href="Pictures/10000001000001B0000000D67FC397AC37146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4.3854in" svg:height="2.802in" draw:z-index="2"><draw:image xlink:href="Pictures/10000001000001A50000010D784AA756256624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4" text:anchor-type="char" svg:y="0.1173in" svg:width="5.8854in" svg:height="2.198in" draw:z-index="3"><draw:image xlink:href="Pictures/1000000100000235000000D3C9BA119D165C77BE.png" xlink:type="simple" xlink:show="embed" xlink:actuate="onLoad" draw:mime-type="image/png"/></draw:frame></text:p>
      <text:p text:style-name="Standard"/>
      <text:p text:style-name="P1"/>
      <text:p text:style-name="Standard"/>
      <text:p text:style-name="P2"><draw:frame draw:style-name="fr1" draw:name="Image5" text:anchor-type="char" svg:width="5.75in" svg:height="2.2917in" draw:z-index="4"><draw:image xlink:href="Pictures/1000000100000228000000DCE4C1349C8D562B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1:32:09.543314520</meta:creation-date>
    <meta:generator>LibreOffice/7.2.1.2$Linux_X86_64 LibreOffice_project/20$Build-2</meta:generator>
    <dc:date>2021-10-27T11:44:11.982089112</dc:date>
    <meta:editing-duration>PT11M57S</meta:editing-duration>
    <meta:editing-cycles>10</meta:editing-cycles>
    <meta:document-statistic meta:table-count="0" meta:image-count="5" meta:object-count="0" meta:page-count="4" meta:paragraph-count="0" meta:word-count="0" meta:character-count="0" meta:non-whitespace-character-count="0"/>
  </office:meta>
</office:document-meta>
</file>